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5.5291in"/>
    </style:style>
    <style:style style:name="co3" style:family="table-column">
      <style:table-column-properties fo:break-before="auto" style:column-width="2.7882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uen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-SOT363_PHILIPS</text:p>
          </table:table-cell>
          <table:table-cell office:value-type="float" office:value="1">
            <text:p>1</text:p>
          </table:table-cell>
          <table:table-cell office:value-type="string">
            <text:p>MMDT390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3</text:p>
          </table:table-cell>
          <table:table-cell office:value-type="string">
            <text:p>-SO08W</text:p>
          </table:table-cell>
          <table:table-cell office:value-type="float" office:value="1">
            <text:p>1</text:p>
          </table:table-cell>
          <table:table-cell office:value-type="string">
            <text:p>M25P32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11</text:p>
          </table:table-cell>
          <table:table-cell office:value-type="string">
            <text:p>LT1117</text:p>
          </table:table-cell>
          <table:table-cell office:value-type="float" office:value="1">
            <text:p>1</text:p>
          </table:table-cell>
          <table:table-cell office:value-type="string">
            <text:p>LT1117CST-3.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C1</text:p>
          </table:table-cell>
          <table:table-cell office:value-type="string">
            <text:p>LQFP128_14x14mm_0.4mmPitch_iMX233</text:p>
          </table:table-cell>
          <table:table-cell office:value-type="float" office:value="1">
            <text:p>1</text:p>
          </table:table-cell>
          <table:table-cell office:value-type="string">
            <text:p>iMX23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J1</text:p>
          </table:table-cell>
          <table:table-cell office:value-type="float" office:value="1">
            <text:p>1</text:p>
          </table:table-cell>
          <table:table-cell table:style-name="ce1" office:value-type="string">
            <text:p>TFC014A-Y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2,L8,L13,L12,L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HZ0805D152R-10_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32,R7,R29, R23, R10</text:p>
          </table:table-cell>
          <table:table-cell office:value-type="string">
            <text:p>SM0603</text:p>
          </table:table-cell>
          <table:table-cell office:value-type="float" office:value="5">
            <text:p>5</text:p>
          </table:table-cell>
          <table:table-cell office:value-type="string">
            <text:p>47k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8,R51,R52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9,R28,R30,R31,R13,R16,R5,R33, R25, R24, R4</text:p>
          </table:table-cell>
          <table:table-cell office:value-type="string">
            <text:p>SM0603</text:p>
          </table:table-cell>
          <table:table-cell office:value-type="float" office:value="11">
            <text:p>11</text:p>
          </table:table-cell>
          <table:table-cell office:value-type="string">
            <text:p>1k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2,P1,P4</text:p>
          </table:table-cell>
          <table:table-cell office:value-type="string">
            <text:p>pin_array_12x2</text:p>
          </table:table-cell>
          <table:table-cell office:value-type="float" office:value="3">
            <text:p>3</text:p>
          </table:table-cell>
          <table:table-cell office:value-type="string">
            <text:p>CONN_12X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27,C35,C39,C76,C74, C40,C48</text:p>
          </table:table-cell>
          <table:table-cell office:value-type="string">
            <text:p>SM1206</text:p>
          </table:table-cell>
          <table:table-cell office:value-type="float" office:value="7">
            <text:p>7</text:p>
          </table:table-cell>
          <table:table-cell office:value-type="string">
            <text:p>33uF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L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5uH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22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71,C70,C61,C62,C63,C67,C66,C65,C64,C68,C23,C32,C41,C24,C31,C37,C44,C46,C49,C47,C51,C60,C57,C409,C410,C40, c758,C401,C405,C404</text:p>
          </table:table-cell>
          <table:table-cell office:value-type="string">
            <text:p>SM0603</text:p>
          </table:table-cell>
          <table:table-cell office:value-type="float" office:value="30">
            <text:p>30</text:p>
          </table:table-cell>
          <table:table-cell office:value-type="string">
            <text:p>0.1uF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69,C29,C43,C50,C38,C42,C411,C406</text:p>
          </table:table-cell>
          <table:table-cell office:value-type="string">
            <text:p>SM0603</text:p>
          </table:table-cell>
          <table:table-cell office:value-type="float" office:value="8">
            <text:p>8</text:p>
          </table:table-cell>
          <table:table-cell office:value-type="string">
            <text:p>1uF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1</text:p>
          </table:table-cell>
          <table:table-cell office:value-type="string">
            <text:p>SM060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2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45,C22,C30,C36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0.01uF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19,R17,R18,R15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1k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14,R12,R11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.5k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53,C52,C402,C403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20_pF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JP1,JP2,JP3</text:p>
          </table:table-cell>
          <table:table-cell office:value-type="string">
            <text:p>PIN_ARRAY_2X1</text:p>
          </table:table-cell>
          <table:table-cell office:value-type="float" office:value="3">
            <text:p>3</text:p>
          </table:table-cell>
          <table:table-cell office:value-type="string">
            <text:p>JUMPER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BATTERY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5,D8,D9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LED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17,C25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2</text:p>
          </table:table-cell>
          <table:table-cell office:value-type="string">
            <text:p>TSOP66_JEDEC_DDR_SDRAM</text:p>
          </table:table-cell>
          <table:table-cell office:value-type="float" office:value="1">
            <text:p>1</text:p>
          </table:table-cell>
          <table:table-cell office:value-type="string">
            <text:p>MT46V32M16TG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X1</text:p>
          </table:table-cell>
          <table:table-cell office:value-type="string">
            <text:p>ABM8G</text:p>
          </table:table-cell>
          <table:table-cell office:value-type="float" office:value="1">
            <text:p>1</text:p>
          </table:table-cell>
          <table:table-cell office:value-type="string">
            <text:p>24MHz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34, C412,C40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4.7uF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4,D3,D2</text:p>
          </table:table-cell>
          <table:table-cell office:value-type="string">
            <text:p>LED0603</text:p>
          </table:table-cell>
          <table:table-cell office:value-type="float" office:value="3">
            <text:p>3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www.digikey.com/product-detail/en/1N5819HW-7-F/1N5819HW-FDITR-ND/814970" xlink:type="simple">1N5819HW-7-F</text:a>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X401</text:p>
          </table:table-cell>
          <table:table-cell office:value-type="string">
            <text:p>ABM8G</text:p>
          </table:table-cell>
          <table:table-cell office:value-type="float" office:value="1">
            <text:p>1</text:p>
          </table:table-cell>
          <table:table-cell office:value-type="string">
            <text:p>12MHz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401</text:p>
          </table:table-cell>
          <table:table-cell office:value-type="string">
            <text:p>QFP48_0.5mm_7x7mm_SOT313_LPC1343</text:p>
          </table:table-cell>
          <table:table-cell office:value-type="float" office:value="1">
            <text:p>1</text:p>
          </table:table-cell>
          <table:table-cell office:value-type="string">
            <text:p>ATSAM3N0AA-A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4T11:00:26</dc:date>
    <dc:creator>Carlos Camargo</dc:creator>
    <meta:generator>LibreOffice/3.5$Linux_x86 LibreOffice_project/350m1$Build-2</meta:generator>
    <meta:editing-duration>PT9M37S</meta:editing-duration>
    <meta:editing-cycles>7</meta:editing-cycles>
    <meta:document-statistic meta:table-count="1" meta:cell-count="171" meta:object-count="0"/>
  </office:meta>
</office:document-meta>
</file>